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andonedObjectPool.removeAbandone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andonedObjectPool.AbandonedObjectPool( PoolableObjectFactory factory , Abandoned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andonedObjectPool.borrowObjec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andonedObjectPool.invalidateObject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andonedObjectPool.returnObject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